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 table:number-rows-repeated="8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47])" office:value-type="currency" office:currency="UAH" office:value="1199152.35" calcext:value-type="currency">
            <text:p>1 199 152 грн.</text:p>
          </table:table-cell>
          <table:table-cell table:number-columns-repeated="1019"/>
        </table:table-row>
        <table:table-row table:style-name="ro2" table:number-rows-repeated="104842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09:19:13.656059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1-23T09:28:37.347069974</dc:date>
    <dc:creator>Віталій </dc:creator>
    <meta:editing-duration>PT2H59M10S</meta:editing-duration>
    <meta:editing-cycles>45</meta:editing-cycles>
    <meta:document-statistic meta:table-count="1" meta:cell-count="532" meta:object-count="0"/>
  </office:meta>
</office:document-meta>
</file>